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times new roman" svg:font-family="'times new roman'" style:font-family-generic="swiss"/>
  </office:font-face-decls>
  <office:automatic-styles>
    <style:style style:name="Tabela1" style:family="table">
      <style:table-properties style:width="15.249cm" fo:margin-left="-0.191cm" fo:margin-top="0cm" fo:margin-bottom="0cm" table:align="left" style:writing-mode="lr-tb"/>
    </style:style>
    <style:style style:name="Tabela1.A" style:family="table-column">
      <style:table-column-properties style:column-width="15.24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5.249cm" fo:margin-left="-0.191cm" fo:margin-top="0cm" fo:margin-bottom="0cm" table:align="left" style:writing-mode="lr-tb"/>
    </style:style>
    <style:style style:name="Tabela2.A" style:family="table-column">
      <style:table-column-properties style:column-width="3.812cm"/>
    </style:style>
    <style:style style:name="Tabela2.B" style:family="table-column">
      <style:table-column-properties style:column-width="0.88cm"/>
    </style:style>
    <style:style style:name="Tabela2.C" style:family="table-column">
      <style:table-column-properties style:column-width="2.932cm"/>
    </style:style>
    <style:style style:name="Tabela2.E" style:family="table-column">
      <style:table-column-properties style:column-width="3.814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0.573cm" fo:keep-together="auto"/>
    </style:style>
    <style:style style:name="Tabe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5.249cm" fo:margin-left="-0.191cm" fo:margin-top="0cm" fo:margin-bottom="0cm" table:align="left" style:writing-mode="lr-tb"/>
    </style:style>
    <style:style style:name="Tabela3.A" style:family="table-column">
      <style:table-column-properties style:column-width="4.692cm"/>
    </style:style>
    <style:style style:name="Tabela3.B" style:family="table-column">
      <style:table-column-properties style:column-width="10.55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249cm" fo:margin-left="-0.191cm" fo:margin-top="0cm" fo:margin-bottom="0cm" table:align="left" style:writing-mode="lr-tb"/>
    </style:style>
    <style:style style:name="Tabela4.A" style:family="table-column">
      <style:table-column-properties style:column-width="15.24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9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3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5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7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19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006f185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officeooo:paragraph-rsid="0007a7c0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f0000" loext:opacity="100%"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language="pt" fo:country="BR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rsid="0006f185" officeooo:paragraph-rsid="0006f185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weight="normal" style:font-weight-asian="normal" style:font-weight-complex="normal" fo:hyphenate="false" fo:hyphenation-remain-char-count="2" fo:hyphenation-push-char-count="2" loext:hyphenation-no-caps="false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weight="normal" style:font-weight-asian="normal" style:font-weight-complex="normal" fo:hyphenate="false" fo:hyphenation-remain-char-count="2" fo:hyphenation-push-char-count="2" loext:hyphenation-no-caps="false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 fo:orphans="0" fo:widows="0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weight="normal" officeooo:rsid="000a3ba5" officeooo:paragraph-rsid="000c360e" style:font-weight-asian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weight="normal" officeooo:rsid="000ceb82" officeooo:paragraph-rsid="000ceb82" style:font-weight-asian="normal" style:font-weight-complex="normal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times new roman" fo:font-size="12pt" fo:language="pt" fo:country="BR" fo:font-weight="normal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times new roman" fo:font-size="12pt" fo:language="pt" fo:country="BR" fo:font-weight="normal" style:letter-kerning="false" fo:background-color="#ffffff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2pt" fo:language="pt" fo:country="B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2pt" fo:language="pt" fo:country="B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0000" loext:opacity="10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f0000" loext:opacity="10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Times New Roman" fo:font-size="12pt" fo:language="pt" fo:country="B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Times New Roman" fo:font-size="12pt" fo:language="pt" fo:country="BR" fo:font-weight="normal" style:letter-kerning="false" fo:background-color="transparent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times new roman" fo:font-size="12pt" fo:language="pt" fo:country="BR" style:letter-kerning="false" style:font-name-asian="Calibri1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times new roman" fo:font-size="12pt" fo:language="pt" fo:country="BR" fo:font-weight="normal" officeooo:paragraph-rsid="0007a7c0" style:letter-kerning="false" style:font-name-asian="Arial" style:font-size-asian="12pt" style:language-asian="en" style:country-asian="US" style:font-weight-asian="normal" style:font-name-complex="Ari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times new roman" fo:font-size="12pt" fo:language="pt" fo:country="BR" fo:font-weight="normal" style:letter-kerning="false" style:font-name-asian="Arial" style:font-size-asian="12pt" style:language-asian="en" style:country-asian="US" style:font-weight-asian="normal" style:font-name-complex="Ari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times new roman" fo:font-size="12pt" fo:language="pt" fo:country="BR" fo:font-weight="normal" officeooo:rsid="000c4baf" officeooo:paragraph-rsid="000c4baf" style:letter-kerning="false" style:font-name-asian="Arial" style:font-size-asian="12pt" style:language-asian="en" style:country-asian="US" style:font-weight-asian="normal" style:font-name-complex="Ari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variant="normal" fo:text-transform="none" fo:color="#000000" loext:opacity="100%" style:font-name="Times New Roman" fo:font-size="12pt" fo:language="pt" fo:country="BR" fo:font-style="normal" fo:font-weight="normal" officeooo:paragraph-rsid="000ceb82" style:letter-kerning="false" fo:background-color="transparent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ize="12pt" fo:language="pt" fo:country="BR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2" style:family="text">
      <style:text-properties fo:color="#000000" loext:opacity="100%" style:font-name="Times New Roman" fo:font-size="12pt" fo:language="pt" fo:country="BR" fo:font-weight="bold" officeooo:rsid="0006f185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3" style:family="text">
      <style:text-properties fo:color="#000000" loext:opacity="100%" style:font-name="Times New Roman" fo:font-size="12pt" fo:language="pt" fo:country="BR" fo:font-weight="bold" officeooo:rsid="000c4baf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4" style:family="text">
      <style:text-properties fo:color="#000000" loext:opacity="100%" style:font-name="Times New Roman" fo:font-size="12pt" fo:language="pt" fo:country="BR" fo:font-weight="bold" officeooo:rsid="001218c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5" style:family="text">
      <style:text-properties fo:color="#000000" loext:opacity="100%" style:font-name="Times New Roman" fo:font-size="12pt" fo:language="pt" fo:country="BR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6" style:family="text">
      <style:text-properties fo:color="#000000" loext:opacity="100%" style:font-name="Times New Roman" fo:font-size="12pt" fo:language="pt" fo:country="BR" officeooo:rsid="0006f185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fo:color="#000000" loext:opacity="100%" style:font-name="Times New Roman" fo:font-size="12pt" fo:language="pt" fo:country="BR" officeooo:rsid="001218cd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8" style:family="text">
      <style:text-properties fo:color="#000000" loext:opacity="100%" style:font-name="Times New Roman" fo:font-size="12pt" fo:language="pt" fo:country="BR" style:letter-kerning="false" fo:background-color="transparent" loext:char-shading-value="0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9" style:family="text">
      <style:text-properties fo:color="#000000" loext:opacity="100%" style:font-name="Times New Roman" fo:font-size="12pt" fo:language="pt" fo:country="BR" fo:font-weight="normal" style:letter-kerning="false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0" style:family="text">
      <style:text-properties fo:color="#000000" loext:opacity="100%" style:font-name="Times New Roman" fo:font-size="12pt" fo:language="pt" fo:country="BR" fo:font-weight="normal" style:letter-kerning="false" fo:background-color="transparent" loext:char-shading-value="0" style:font-name-asian="Calibri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1" style:family="text">
      <style:text-properties fo:color="#000000" loext:opacity="100%" style:font-name="times new roman" fo:font-size="12pt" fo:language="pt" fo:country="B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2" style:family="text">
      <style:text-properties fo:color="#000000" loext:opacity="100%" style:font-name="times new roman" fo:font-size="12pt" fo:language="pt" fo:country="BR" style:letter-kerning="false" fo:background-color="transparent" loext:char-shading-value="0" style:font-name-asian="Calibri1" style:font-size-asian="12pt" style:language-asian="en" style:country-asian="US" style:font-size-complex="12pt" style:language-complex="ar" style:country-complex="SA"/>
    </style:style>
    <style:style style:name="T13" style:family="text">
      <style:text-properties fo:color="#000000" loext:opacity="100%" style:font-name="times new roman" fo:font-size="12pt" fo:language="pt" fo:country="BR" style:letter-kerning="false" fo:background-color="transparent" loext:char-shading-value="0" style:font-name-asian="Arial" style:font-size-asian="12pt" style:language-asian="pt" style:country-asian="BR" style:font-name-complex="Arial" style:font-size-complex="12pt" style:language-complex="ar" style:country-complex="SA"/>
    </style:style>
    <style:style style:name="T14" style:family="text">
      <style:text-properties fo:color="#000000" loext:opacity="100%" style:font-name="times new roman" fo:font-size="12pt" fo:language="pt" fo:country="BR" fo:font-weight="normal" style:letter-kerning="false" style:font-name-asian="Arial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times new roman" fo:font-size="12pt" style:font-size-asian="12pt" style:font-size-complex="12pt"/>
    </style:style>
    <style:style style:name="T16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7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anguage="pt" fo:country="BR" fo:font-style="normal" fo:font-weight="bold" style:letter-kerning="false" fo:background-color="transparent" loext:char-shading-value="0" style:font-name-asian="Times New Roman1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Times New Roman" fo:font-size="12pt" fo:language="pt" fo:country="BR" fo:font-style="normal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0" style:family="text">
      <style:text-properties fo:font-variant="normal" fo:text-transform="none" fo:color="#000000" loext:opacity="100%" style:font-name="Times New Roman" fo:font-size="12pt" fo:language="pt" fo:country="BR" fo:font-style="normal" officeooo:rsid="000b41a2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1" style:family="text">
      <style:text-properties fo:font-variant="normal" fo:text-transform="none" fo:color="#000000" loext:opacity="100%" style:font-name="Times New Roman" fo:font-size="12pt" fo:language="pt" fo:country="BR" fo:font-style="normal" officeooo:rsid="000c360e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2" style:family="text">
      <style:text-properties fo:font-variant="normal" fo:text-transform="none" fo:color="#000000" loext:opacity="100%" style:font-name="Times New Roman" fo:font-size="12pt" fo:language="pt" fo:country="BR" fo:font-style="normal" officeooo:rsid="000c4baf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3" style:family="text">
      <style:text-properties fo:font-variant="normal" fo:text-transform="none" fo:color="#000000" loext:opacity="100%" style:font-name="Times New Roman" fo:font-size="12pt" fo:language="pt" fo:country="BR" fo:font-style="normal" officeooo:rsid="000ceb82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4" style:family="text">
      <style:text-properties fo:font-variant="normal" fo:text-transform="none" fo:color="#000000" loext:opacity="100%" style:font-name="Times New Roman" fo:font-size="12pt" fo:language="pt" fo:country="BR" fo:font-style="normal" officeooo:rsid="000eac65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5" style:family="text">
      <style:text-properties fo:font-variant="normal" fo:text-transform="none" fo:color="#000000" loext:opacity="100%" style:font-name="Times New Roman" fo:font-size="12pt" fo:language="pt" fo:country="BR" fo:font-style="normal" officeooo:rsid="000f02fe" style:letter-kerning="false" fo:background-color="transparent" loext:char-shading-value="0" style:font-name-asian="Times New Roman1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T26" style:family="text">
      <style:text-properties style:use-window-font-color="true" loext:opacity="0%" style:font-name="times new roman" fo:font-size="12pt" fo:language="pt" fo:country="BR" style:letter-kerning="false" style:font-name-asian="Arial" style:font-size-asian="12pt" style:language-asian="pt" style:country-asian="BR" style:font-name-complex="Arial" style:font-size-complex="12pt" style:language-complex="ar" style:country-complex="SA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fo:color="#0563c1" loext:opacity="100%" style:font-name="times new roman" fo:font-size="12pt" fo:language="pt" fo:country="BR" fo:font-weight="normal" style:letter-kerning="false" style:font-name-asian="Arial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  <style:style style:name="T29" style:family="text">
      <style:text-properties fo:color="#800000" loext:opacity="100%" style:font-name="times new roman" fo:font-size="12pt" fo:language="pt" fo:country="BR" fo:font-weight="normal" style:letter-kerning="false" style:font-name-asian="Arial" style:font-size-asian="12pt" style:language-asian="en" style:country-asian="US" style:font-weight-asian="normal" style:font-name-complex="Arial" style:font-size-complex="12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lano de projeto</text:p>
      <text:p text:style-name="P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">Título do Projeto</text:p>
          </table:table-cell>
        </table:table-row>
        <table:table-row table:style-name="Tabela1.1">
          <table:table-cell table:style-name="Tabela1.A2" office:value-type="string">
            <text:p text:style-name="P12"><text:span text:style-name="T1">MATHPONG: </text:span><text:span text:style-name="T3">A EVOLUÇÃO</text:span><text:span text:style-name="T1"> PONG MATEMÁTICO</text:span>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column table:style-name="Tabela2.E"/>
        <table:table-row table:style-name="Tabela2.1">
          <table:table-cell table:style-name="Tabela2.A1" table:number-columns-spanned="5" office:value-type="string">
            <text:p text:style-name="P22">Dados do Projeto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table:number-columns-spanned="5" office:value-type="string">
            <text:p text:style-name="P22">Tempo de Execução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22">Data de Início:</text:p>
          </table:table-cell>
          <table:table-cell table:style-name="Tabela2.B3" table:number-columns-spanned="2" office:value-type="string">
            <text:p text:style-name="P24">00/00/0000</text:p>
          </table:table-cell>
          <table:covered-table-cell/>
          <table:table-cell table:style-name="Tabela2.A2" office:value-type="string">
            <text:p text:style-name="P22">Data de Término:</text:p>
          </table:table-cell>
          <table:table-cell table:style-name="Tabela2.E3" office:value-type="string">
            <text:p text:style-name="P24">00/00/0000</text:p>
          </table:table-cell>
        </table:table-row>
        <table:table-row table:style-name="Tabela2.1">
          <table:table-cell table:style-name="Tabela2.A2" table:number-columns-spanned="2" office:value-type="string">
            <text:p text:style-name="P22">Área de Conhecimento:</text:p>
          </table:table-cell>
          <table:covered-table-cell/>
          <table:table-cell table:style-name="Tabela2.C4" table:number-columns-spanned="3" office:value-type="string">
            <text:p text:style-name="P24">Pesquisar na tabela da CAPES</text:p>
          </table:table-cell>
          <table:covered-table-cell/>
          <table:covered-table-cell/>
        </table:table-row>
        <table:table-row table:style-name="Tabela2.1">
          <table:table-cell table:style-name="Tabela2.A2" table:number-columns-spanned="2" office:value-type="string">
            <text:p text:style-name="P22">Grupo de Pesquisa:</text:p>
          </table:table-cell>
          <table:covered-table-cell/>
          <table:table-cell table:style-name="Tabela2.C5" table:number-columns-spanned="3" office:value-type="string">
            <text:p text:style-name="P24">Fica a cargo do coordenador de projeto</text:p>
          </table:table-cell>
          <table:covered-table-cell/>
          <table:covered-table-cell/>
        </table:table-row>
        <table:table-row table:style-name="Tabela2.6">
          <table:table-cell table:style-name="Tabela2.A2" table:number-columns-spanned="2" office:value-type="string">
            <text:p text:style-name="P22">Palavras-Chaves:</text:p>
          </table:table-cell>
          <table:covered-table-cell/>
          <table:table-cell table:style-name="Tabela2.C6" table:number-columns-spanned="3" office:value-type="string">
            <text:p text:style-name="P27">Gamificação; Ensino lúdico; Jogos educativos; Matemática</text:p>
          </table:table-cell>
          <table:covered-table-cell/>
          <table:covered-table-cell/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2">Membros da Equipe do Projeto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22">Servidor Coordenador:</text:p>
          </table:table-cell>
          <table:table-cell table:style-name="Tabela3.B2" office:value-type="string">
            <text:p text:style-name="P24">Um Servidor (Técnico ou Docente)</text:p>
          </table:table-cell>
        </table:table-row>
        <table:table-row table:style-name="Tabela3.1">
          <table:table-cell table:style-name="Tabela3.A2" office:value-type="string">
            <text:p text:style-name="P22">Servidor Orientador:</text:p>
          </table:table-cell>
          <table:table-cell table:style-name="Tabela3.B3" office:value-type="string">
            <text:p text:style-name="P24">Um Servidor (Técnico ou Docente) Não Obrigatório</text:p>
          </table:table-cell>
        </table:table-row>
        <table:table-row table:style-name="Tabela3.1">
          <table:table-cell table:style-name="Tabela3.A2" office:value-type="string">
            <text:p text:style-name="P22">Discentes:</text:p>
          </table:table-cell>
          <table:table-cell table:style-name="Tabela3.B4" office:value-type="string">
            <text:p text:style-name="P4"><text:span text:style-name="T2">Luiz Fernando Torres da Silva, Luiz Eduardo Torres da Silva e </text:span><text:span text:style-name="T1">Estéffany de Souza Tavares</text:span></text:p>
          </table:table-cell>
        </table:table-row>
      </table:table>
      <text:p text:style-name="P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2">Descrição do Projeto</text:p>
          </table:table-cell>
        </table:table-row>
        <table:table-row table:style-name="Tabela4.1">
          <table:table-cell table:style-name="Tabela4.A2" office:value-type="string">
            <text:p text:style-name="P23">Resumo:</text:p>
          </table:table-cell>
        </table:table-row>
        <table:table-row table:style-name="Tabela4.1">
          <table:table-cell table:style-name="Tabela4.A3" office:value-type="string">
            <text:p text:style-name="P13"><text:span text:style-name="T5">Este projeto de pesquisa</text:span><text:span text:style-name="T7"> que</text:span><text:span text:style-name="T5"> busca analisar o impacto de jogos digitais no aprendizado de matemática, buscando entender como a gamificação pode melhorar a retenção de informações e engajar estudantes. A problemática que a pesquisa busca solucionar é a baixa retenção de conceitos matemáticos por estudantes, especialmente no contexto do ensino tradicional. O objetivo foi desenvolver um jogo competitivo inspirado no lendário jogo Pong (1972), onde os jogadores precisam responder corretamente a questões matemáticas para validar seus pontos. O jogo foi desenvolvido se propondo a ser uma ferramenta de aprendizado lúdico. </text:span><text:span text:style-name="T6">P</text:span><text:span text:style-name="T5">retende-se, num futuro próximo, analisar o desempenho com os usuários </text:span><text:span text:style-name="T6">sobre sua eficacia enquanto uma ferramenta pedagógica</text:span><text:span text:style-name="T5">. Com a continuidade da pesquisa, espera-se que o projeto evidencie como a integração entre diversão e aprendizado pode facilitar o raciocínio lógico, melhorar a retenção de conceitos e promover maior engajamento dos alunos com a disciplina de matemática.</text:span></text:p>
          </table:table-cell>
        </table:table-row>
        <table:table-row table:style-name="Tabela4.1">
          <table:table-cell table:style-name="Tabela4.A2" office:value-type="string">
            <text:p text:style-name="P23">Introdução:</text:p>
          </table:table-cell>
        </table:table-row>
        <table:table-row table:style-name="Tabela4.1">
          <table:table-cell table:style-name="Tabela4.A5" office:value-type="string">
            <text:p text:style-name="P16"><text:span text:style-name="T19">O MathPong será um jogo de simulação Arcade que terá como objetivo ensinar matemática </text:span><text:span text:style-name="T20">de uma forma lúdica</text:span><text:span text:style-name="T19"> </text:span><text:span text:style-name="T20">através de suas jogabilidade e mecânicas. Inspirados por DOS SANTOS et al. (2022), </text:span><text:span text:style-name="T21">foi percebido a falta de engajamento e a dificuldade para ter uma maior retenção de informações relacionadas ao conteúdo no ensino da matemática. Com isso, o uso de jogos digitais e a gameficação irão ser exploradas para que através delas, se revitalize o ensino da matemática, oferecendo uma nova e rica gama de possibilidades de possibilidades, assim como diz FARIA (2021). </text:span></text:p>
            <text:p text:style-name="P16"><text:span text:style-name="T21">O projeto também contará com elementos de tomada de decisão, que segundo Ramalho et al. (2022), podem ser de grande ajuda para potencializar a concentração, a retenção de informações e o </text:span><text:span text:style-name="T22">d</text:span><text:span text:style-name="T21">esempenho co</text:span><text:span text:style-name="T22">gnitivo, onde fica destacado </text:span><text:span text:style-name="T23">a eficacia desse tipo de situações de pressão com curto espaço de tempo no desenvolvimento de habilidades intelectuais.</text:span></text:p>
            <text:p text:style-name="P17"><text:span text:style-name="T19">Este projeto será a segunda versão do projeto intitulado de </text:span><text:span text:style-name="T18">MATHPONG: UM PONG MATEMÁTICO</text:span><text:span text:style-name="T19">, onde foi desenvolvido um jogo digital inspirado </text:span><text:span text:style-name="T24">no lendário jogo Pong, o primeiro jogo um dia criado, de 1972, no qual os jogadores precisavam </text:span><text:soft-page-break/><text:span text:style-name="T24">responder questões matemáticas para que fosse validados os seus pontos marcados, sendo que para ser contado o ponto o jogador precisava respondê-la de forma correta. Esses elementos de competição e de tomada de decisões sob pressão utilizados no projeto, teve como objetivo investigar como tais mecânicas </text:span><text:span text:style-name="T25">poderiam contribuir para o aprendizado e a motivação dos estudantes no ensino. Com os resultados obtidos desse projeto, pretende-se aprimorar esses elementos aplicados de forma que eles sejam uma evolução franca da antiga implementação usada.</text:span></text:p>
            <text:p text:style-name="P33"/>
          </table:table-cell>
        </table:table-row>
        <table:table-row table:style-name="Tabela4.1">
          <table:table-cell table:style-name="Tabela4.A2" office:value-type="string">
            <text:p text:style-name="P23">Justificativa:</text:p>
          </table:table-cell>
        </table:table-row>
        <table:table-row table:style-name="Tabela4.1">
          <table:table-cell table:style-name="Tabela4.A7" office:value-type="string">
            <text:p text:style-name="P18">Este projeto surgiu da necessidade de explorar o potencial dos jogos digitais como ferramentas educativas eficazes, capazes de unir aprendizado e diversão. Com foco no sistema imunológico, o jogo, que será desenvolvido, busca ensinar de forma interativa e lúdica, quebrando a percepção de que jogos educativos são inferiores aos métodos tradicionais. Além de querer fortalecer o uso de mídias interativas no ensino. O projeto destaca como a gamificação pode introduzir conceitos científicos e melhorar a retenção de informações, contribuindo para um aprendizado mais engajador.</text:p>
            <text:p text:style-name="P14"><text:span text:style-name="T13">O uso de jogos digitais e gamificação será explorado como ferramenta para tornar o aprendizado mais interativo e eficiente, oferecendo novas abordagens educacionais (FARIA, 2021)</text:span><text:span text:style-name="T26">.</text:span></text:p>
            <text:p text:style-name="P20">Destinado a jovens estudantes, professores e jogadores casuais, o trabalho inclui desde a concepção inicial até a implementação prática do jogo, abrangendo pesquisa, testes com jogadores e refinamentos baseados em feedback. A proposta quer demonstrar como a união entre tecnologia e criatividade pode atender às necessidades educativas, enquanto promove diversão, alcançando tanto o público escolar quanto qualquer pessoa interessada em aprender de forma inovadora.</text:p>
          </table:table-cell>
        </table:table-row>
        <table:table-row table:style-name="Tabela4.1">
          <table:table-cell table:style-name="Tabela4.A2" office:value-type="string">
            <text:p text:style-name="P23">Fundamentação Teórica:</text:p>
          </table:table-cell>
        </table:table-row>
        <table:table-row table:style-name="Tabela4.1">
          <table:table-cell table:style-name="Tabela4.A9" office:value-type="string">
            <text:p text:style-name="P19">Os jogos educacionais têm demonstrado grande potencial como ferramentas de aprendizado ao promoverem experiências interativas e significativas, favorecendo o desenvolvimento cognitivo e social. Bittencourt (2003) aponta que Role-Playing Games (RPGs) em ambientes virtuais, como os dos jogos, incentivam a criatividade, a resolução de problemas e a inclusão digital. Já Moura (2019) destaca que a gamificação aproxima os conteúdos acadêmicos de situações reais, usando as problemáticas que os jogos exploram como objetivos para que o jogador alcance a vitoria, enquanto Silva (2021) ressalta o papel dos jogos digitais na adaptação de conteúdos às necessidades de diferentes públicos. Esses fatores mostram como os jogos conectam teoria e prática de forma dinâmica e engajante.</text:p>
            <text:p text:style-name="P20">No âmbito das ciências naturais, os jogos se destacam como uma ferramenta capaz de simplificar conceitos complexos e despertar o interesse pelo estudo dos fenômenos naturais. Amabile (2018) enfatiza que a biologia é uma área particularmente promissora para jogos educativos, uma vez que explora as interações entre organismos e o meio ambiente. De maneira complementar, Fialho (2024) defende o uso de jogos no ensino de química e biologia, apontando que essas disciplinas possuem alta demanda por métodos didáticos que unam teoria e prática de maneira lúdica.</text:p>
            <text:p text:style-name="P20">Monteiro e Silva (2022) discutem os jogos digitais no contexto educacional, destacando como eles oferecem novas possibilidades de aprendizado ao introduzir elementos interativos que incentivam o engajamento dos alunos. Os autores ressaltam que o ambiente digital permite a personalização do ensino, tornando-o mais acessível e inclusivo para diferentes perfis de estudantes.</text:p>
            <text:p text:style-name="P15"><text:span text:style-name="T27">Por fim, da Silva (2024) apresenta o conceito de ludopedagogia como uma abordagem inovadora que transforma o aprendizado por meio dos jogos, enfatizando seu impacto </text:span><text:soft-page-break/><text:span text:style-name="T27">na construção de conhecimentos significativos e na motivação dos alunos. Segundo a autora, o uso de jogos em sala de aula promove maior envolvimento dos estudantes, ao mesmo tempo que reforça habilidades sociais e cognitivas.</text:span></text:p>
            <text:p text:style-name="P20">Essas perspectivas reforçam o valor dos jogos educacionais como ferramentas transformadoras no processo de ensino-aprendizagem, especialmente ao integrarem conceitos teóricos a práticas interativas que favorecem tanto o entendimento quanto a motivação dos estudantes.</text:p>
          </table:table-cell>
        </table:table-row>
        <table:table-row table:style-name="Tabela4.1">
          <table:table-cell table:style-name="Tabela4.A2" office:value-type="string">
            <text:p text:style-name="P23">Objetivo Geral:</text:p>
          </table:table-cell>
        </table:table-row>
        <table:table-row table:style-name="Tabela4.1">
          <table:table-cell table:style-name="Tabela4.A11" office:value-type="string">
            <text:p text:style-name="P28">Promover o projeto de um jogo digital para ser uma ferramenta eficiente e funcional para a introdução do aprendizado de conteúdos que são considerados complicados para alguns estudantes.</text:p>
          </table:table-cell>
        </table:table-row>
        <table:table-row table:style-name="Tabela4.1">
          <table:table-cell table:style-name="Tabela4.A2" office:value-type="string">
            <text:p text:style-name="P23">Metodologia da Execução do Projeto:</text:p>
          </table:table-cell>
        </table:table-row>
        <table:table-row table:style-name="Tabela4.1">
          <table:table-cell table:style-name="Tabela4.A13" office:value-type="string">
            <text:p text:style-name="P8"><text:span text:style-name="T9">Para o desenvolvimento do jogo </text:span><text:span text:style-name="Emphasis"><text:span text:style-name="T9">Groburó</text:span></text:span><text:span text:style-name="T9">, foi identificada a Godot Engine como a ferramenta mais adequada para atender às necessidades do projeto, devido a sua flexibilidade e natureza de código aberto. A escolha foi feita após uma análise detalhada de diversas engines disponíveis no mercado, considerando fatores como suporte ao desenvolvimento de jogos 2D, eficiência e adaptabilidade a complexidade e a dinâmicas planejadas para o jogo. Utilizamos essa ferramenta ao longo de todas as etapas do desenvolvimento.</text:span></text:p>
            <text:p text:style-name="P8"><text:span text:style-name="T9">Um dos sistemas centrais que será utilizado no jogo é a de </text:span><text:span text:style-name="Strong_20_Emphasis"><text:span text:style-name="T9">G</text:span></text:span><text:span text:style-name="Strong_20_Emphasis"><text:span text:style-name="T10">eração</text:span></text:span><text:span text:style-name="Strong_20_Emphasis"><text:span text:style-name="T9"> procedural de inimigos</text:span></text:span><text:span text:style-name="T9">. Este sistema se baseia no posicionamento do personagem jogável no centro da tela, com uma câmera que o segue. Fora do campo de visão do jogador, inimigos são instanciados dinamicamente e direcionados ao protagonista. Esse mecanismo foi projetado para definir parâmetros como o tempo de surgimento, o tempo de permanência de cada tipo de inimigo no jogo, bem como sua quantidade e características. A implementação desse sistema permitirá a equipe de desenvolvimento ajustar a dificuldade do jogo de maneira precisa, além de evitar que um número excessivo de entidades ativas sobrecarregue a </text:span><text:span text:style-name="T10">engine (ou motor gráfico)</text:span><text:span text:style-name="T9">, garantindo um desempenho estável.</text:span></text:p>
            <text:p text:style-name="P14"><text:span text:style-name="T5">Com o progresso no desenvolvimento, serão desenvolvidas versões primárias do jogo, chamadas de versões betas, que vão ter como objetivo principal testar o desempenho do jogo junto ao público. Foi d</text:span><text:span text:style-name="T8">ecidido</text:span><text:span text:style-name="T5"> selecionar aleatoriamente um pequeno grupo de pessoas, de forma anônima, para participar desses testes.</text:span></text:p>
          </table:table-cell>
        </table:table-row>
        <table:table-row table:style-name="Tabela4.1">
          <table:table-cell table:style-name="Tabela4.A2" office:value-type="string">
            <text:p text:style-name="P23">Acompanhamento e Avaliação do Projeto Durante a Execução:</text:p>
          </table:table-cell>
        </table:table-row>
        <table:table-row table:style-name="Tabela4.1">
          <table:table-cell table:style-name="Tabela4.A15" office:value-type="string">
            <text:p text:style-name="P25">Neste item deve estar descrita como serão realizados o acompanhamento e Avaliação do Projeto Durante a Execução (essa atividade é realizada pelo servidor coordenador do projeto, porém nada impede de ser apresentado um esboço de tal item). Exemplo:</text:p>
            <text:p text:style-name="P10"/>
            <text:p text:style-name="P25">O acompanhamento dar-se-á em encontros semanais, onde professor coordenador contará com o apoio do professor colaborador do projeto. O acompanhamento e avaliação compreenderá a seguinte sistemática:</text:p>
            <text:p text:style-name="P10"/>
            <text:p text:style-name="P25">01º Mês: Levantamento bibliográfico...</text:p>
            <text:p text:style-name="P25">02º Mês: Estudos disso e daquilo...</text:p>
            <text:p text:style-name="P25">03º Mês: Analise dos resultados parciais...</text:p>
            <text:p text:style-name="P25">04º Mês: Produção de artigo(s) cientifico(s) e preenchimento dos relatórios parciais...</text:p>
            <text:p text:style-name="P25">05º Mês: Participação de evento(s)...</text:p>
            <text:p text:style-name="P25">06º Mês: Prática disso e daquilo...</text:p>
            <text:p text:style-name="P25">07º Mês: Analise dos resultados finais e preenchimento dos relatórios finais...</text:p>
            <text:p text:style-name="P10"/>
            <text:p text:style-name="P25"><text:soft-page-break/>OBS: Em conformidade com os editais internos de projeto do IFRN: cada atividade descrita acima não pode ultrapasse o período de um mês; para projetos do IFRN a duração de cada projeto varia em 7 e 12 meses.</text:p>
          </table:table-cell>
        </table:table-row>
        <table:table-row table:style-name="Tabela4.1">
          <table:table-cell table:style-name="Tabela4.A2" office:value-type="string">
            <text:p text:style-name="P23">Resultados Obtidos:</text:p>
          </table:table-cell>
        </table:table-row>
        <table:table-row table:style-name="Tabela4.1">
          <table:table-cell table:style-name="Tabela4.A17" office:value-type="string">
            <text:p text:style-name="P7"><text:span text:style-name="T15">Espera-se com a conclus</text:span><text:span text:style-name="T11">ão do projeto conseguir fazer uma nova ferramenta pedagógica e provar o seu uso bem sucedido como uma ferramenta para que alunos e professores possam utilizar dos jogos digitais como </text:span><text:span text:style-name="T12">instrumento</text:span><text:span text:style-name="T11"> educativo. Espera-se que esse projeto, focado no ensino do sistema imunológico, possa impulsionar jogos, sendo ou não com o mesmo estilo, com viés educativo como tema principal, que possam ser desenvolvidos futuramente. O estilo do jogo implementado permite que jogos com mecânicas similares a essa utilizada no projeto possam ser jogados de forma que a retenção de informações por associação dos elementos utilizados em jogo seja benéfica, se bem implementada, para o aprendizado do aluno.</text:span></text:p>
            <text:p text:style-name="P11"/>
            <text:p text:style-name="P29">Além disso, projetos como esse permitiram que os professores consigam ter uma ferramenta, além das habituais, que seja de grande e eficiente contribuição para os professores que queiram utilizar o projeto como umas das atividades que podem ser <text:s/>realizadas em sala de aula.</text:p>
            <text:p text:style-name="P2"/>
            <text:p text:style-name="P2"/>
            <text:p text:style-name="P2"/>
            <text:p text:style-name="P26">Espera-se com a conclusão desse projeto alcançar uma melhoria significativa na eficiência da linha de produção, através da automação proporcionada pelo sistema baseado na plataforma Arduino. Espera-se que o protótipo de esteira seja capaz de otimizar a separação e inspeção dos produtos, reduzindo o tempo gasto em tarefas manuais e minimizando erros no processo de classificação. A implementação de sensores de cor permitirá uma verificação mais precisa dos padrões de qualidade, assegurando que apenas produtos em conformidade sejam encaminhados para as etapas seguintes da produção.</text:p>
            <text:p text:style-name="P2"/>
            <text:p text:style-name="P2"/>
            <text:p text:style-name="P26">Além disso, a automação liberará os trabalhadores para desempenharem outras funções, contribuindo para uma distribuição mais eficiente das atividades dentro da fábrica. Com isso, espera-se alcançar uma produção mais ágil, precisa e sustentável, resultando em um processo de produção mais eficiente e em maior controle sobre a qualidade dos produtos.</text:p>
          </table:table-cell>
        </table:table-row>
        <table:table-row table:style-name="Tabela4.1">
          <table:table-cell table:style-name="Tabela4.A2" office:value-type="string">
            <text:p text:style-name="P23">Referencias Bibliográficas:</text:p>
          </table:table-cell>
        </table:table-row>
        <table:table-row table:style-name="Tabela4.1">
          <table:table-cell table:style-name="Tabela4.A19" office:value-type="string">
            <text:p text:style-name="P30">DOS SANTOS SILVA, B. H. M. .; SILVA, A. L. da .; DE OLIVEIRA, E. G. .; LIRA, L. L. e .; PONTES, E. A. S. Jogos Matemáticos como Ferramenta Educacional Lúdica no Processo de Ensino e Aprendizagem da Matemática na Educação Básica. Rebena - Revista Brasileira de Ensino e Aprendizagem, [S. l.], v. 4, p. 246–254, 2022. Disponível em:</text:p>
            <text:p text:style-name="P6"><text:a xlink:type="simple" xlink:href="https://rebena.emnuvens.com.br/revista/article/view/59" text:style-name="Internet_20_link" text:visited-style-name="Visited_20_Internet_20_Link"><text:span text:style-name="T28">https://rebena.emnuvens.com.br/revista/article/view/59</text:span></text:a><text:span text:style-name="T14">. <text:s/>Acesso em: 28 nov. 2024.</text:span></text:p>
            <text:p text:style-name="P31"/>
            <text:p text:style-name="P5"><text:span text:style-name="T14">FARIA, Alexandre Ferreira de. GAMIFICAÇÃO NA EDUCAÇÃO. 2021. 46 f. TCC (Graduação) - Curso de Engenharia de Computação, Pontifícia Universidade Católica de Goiás Escola Politécnica Graduação em Engenharia de Computação, Goiania, 2021. Disponível em: </text:span><text:a xlink:type="simple" xlink:href="https://encurtador.com.br/dGMmC" text:style-name="Internet_20_link" text:visited-style-name="Visited_20_Internet_20_Link"><text:span text:style-name="T28">https://encurtador.com.br/dGMmC</text:span></text:a><text:span text:style-name="T14">. <text:s/>Acesso em: 28 nov. 2024.</text:span></text:p>
            <text:p text:style-name="P31"/>
            <text:p text:style-name="P5"><text:span text:style-name="T14">RAMALHO, Aline Oliveira; DRUMMOND DE CAMARGO, Julia; MAZÓCOLI, </text:span><text:soft-page-break/><text:span text:style-name="T14">Eliane; MATIAS RENTES BARBOSA, Claudia; OLIVEIRA PRADO, Nilda Rosa; MARIN, Alessandra. SCAPE ROOM AS A SENSITIZATION AND EDUCATION STRATEGY ABOUT PRESSURE INJURY PREVENTION. Estima – Brazilian Journal of Enterostomal Therapy, [S. l.], v. 20, 2022. Disponível em: </text:span><text:a xlink:type="simple" xlink:href="https://www.revistaestima.com.br/estima/article/view/1211" text:style-name="Internet_20_link" text:visited-style-name="Visited_20_Internet_20_Link"><text:span text:style-name="T29">https://www.revistaestima.com.br/estima/article/view/1211</text:span></text:a><text:span text:style-name="T14">. Acesso em: 28 nov. 2024.</text:span></text:p>
            <text:p text:style-name="P31"/>
            <text:p text:style-name="P32">DA SILVA, </text:p>
            <text:p text:style-name="P32"/>
            <text:p text:style-name="P32"/>
          </table:table-cell>
        </table:table-row>
      </table:table>
      <text:p text:style-name="P3"/>
      <text:p text:style-name="P9"><text:span text:style-name="T17">Definição de palavra-chave</text:span><text:span text:style-name="T16">: é o termo que caracteriza o seu texto, aquele termo que as pessoas devem buscar num site de pesquisa para encontrar seu texto. Exemplo: Educação Infantil; Informática básica; Influencia das tecnologi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times new roman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loext:linked-style-name="Título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swiss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swiss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swiss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swiss" fo:font-size="18pt" fo:font-weight="bold" style:font-name-asian="Times New Roman1" style:font-family-asian="'Times New Roman'" style:font-family-generic-asian="system" style:font-pitch-asian="variable" style:font-size-asian="18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3_20_Char" style:display-name="Título 3 Char" style:family="text" style:parent-style-name="Default_20_Paragraph_20_Font">
      <style:text-properties fo:color="#4f81bd" loext:opacity="100%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21T23:07:00</meta:creation-date>
    <meta:initial-creator>Carlos</meta:initial-creator>
    <dc:language>pt-BR</dc:language>
    <dc:date>2025-02-13T11:36:20.830092116</dc:date>
    <meta:editing-cycles>50</meta:editing-cycles>
    <meta:editing-duration>PT3H15M11S</meta:editing-duration>
    <meta:generator>LibreOffice/7.3.7.2$Linux_X86_64 LibreOffice_project/30$Build-2</meta:generator>
    <meta:document-statistic meta:table-count="4" meta:image-count="0" meta:object-count="0" meta:page-count="5" meta:paragraph-count="68" meta:word-count="1936" meta:character-count="13121" meta:non-whitespace-character-count="11248"/>
    <meta:user-defined meta:name="AppVersion">15.0000</meta:user-defined>
    <meta:template xlink:type="simple" xlink:actuate="onRequest" xlink:title="Normal" xlink:href=""/>
  </office:meta>
</office:document-meta>
</file>